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shadow="none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5.398cm"/>
    </style:style>
    <style:style style:name="Table1.D" style:family="table-column">
      <style:table-column-properties style:column-width="5.0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Table1.3" style:family="table-row">
      <style:table-row-properties style:min-row-height="4.36cm" fo:keep-together="auto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officeooo:paragraph-rsid="001d0109"/>
    </style:style>
    <style:style style:name="P6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officeooo:rsid="001d0109" officeooo:paragraph-rsid="001d0109"/>
    </style:style>
    <style:style style:name="P9" style:family="paragraph" style:parent-style-name="No_20_Spacing">
      <style:paragraph-properties fo:margin-top="0cm" fo:margin-bottom="0cm" loext:contextual-spacing="false" fo:line-height="100%"/>
    </style:style>
    <style:style style:name="P10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85dbe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bff3e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6064" officeooo:paragraph-rsid="00236064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f88e" officeooo:paragraph-rsid="0023f88e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275ea" officeooo:paragraph-rsid="002275ea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style:font-style-asian="italic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color="#ff0000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2c1dff" officeooo:paragraph-rsid="002c1dff" style:font-weight-asian="bold"/>
    </style:style>
    <style:style style:name="P23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f0a00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0a00" officeooo:paragraph-rsid="002f0a00"/>
    </style:style>
    <style:style style:name="P2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0a00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1ffc"/>
    </style:style>
    <style:style style:name="P30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31" style:family="paragraph" style:parent-style-name="No_20_Spacing">
      <style:paragraph-properties fo:margin-top="0cm" fo:margin-bottom="0cm" loext:contextual-spacing="false" fo:line-height="100%"/>
      <style:text-properties fo:color="#ff3333" fo:font-size="13pt" officeooo:rsid="002e3560" officeooo:paragraph-rsid="002e3560" style:font-size-asian="13pt" style:font-size-complex="13pt"/>
    </style:style>
    <style:style style:name="P32" style:family="paragraph" style:parent-style-name="No_20_Spacing">
      <style:paragraph-properties fo:margin-top="0cm" fo:margin-bottom="0cm" loext:contextual-spacing="false" fo:line-height="100%"/>
      <style:text-properties officeooo:rsid="002e3560" officeooo:paragraph-rsid="002e3560"/>
    </style:style>
    <style:style style:name="P33" style:family="paragraph" style:parent-style-name="No_20_Spacing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26131f"/>
    </style:style>
    <style:style style:name="T4" style:family="text">
      <style:text-properties fo:color="#ff0000" fo:language="en" fo:country="US" fo:font-style="italic" style:font-style-asian="italic"/>
    </style:style>
    <style:style style:name="T5" style:family="text">
      <style:text-properties fo:color="#ff0000" fo:language="en" fo:country="US" fo:font-style="italic" officeooo:rsid="002113d0" style:font-style-asian="italic"/>
    </style:style>
    <style:style style:name="T6" style:family="text">
      <style:text-properties officeooo:rsid="0027b229"/>
    </style:style>
    <style:style style:name="T7" style:family="text">
      <style:text-properties officeooo:rsid="00285dbe"/>
    </style:style>
    <style:style style:name="T8" style:family="text">
      <style:text-properties officeooo:rsid="002a136a"/>
    </style:style>
    <style:style style:name="T9" style:family="text">
      <style:text-properties officeooo:rsid="0026131f"/>
    </style:style>
    <style:style style:name="T10" style:family="text">
      <style:text-properties officeooo:rsid="002f1ffc"/>
    </style:style>
    <style:style style:name="T11" style:family="text">
      <style:text-properties officeooo:rsid="002f9bb2"/>
    </style:style>
    <style:style style:name="T12" style:family="text">
      <style:text-properties officeooo:rsid="0030a7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4">MeteoStation - Documentation</text:p>
      <text:p text:style-name="P3"/>
      <text:p text:style-name="P6">RX MODULE</text:p>
      <text:p text:style-name="P3">Mikrokontroler:</text:p>
      <text:p text:style-name="P2">EFM32WG980F256-QFP100</text:p>
      <text:p text:style-name="P2"/>
      <text:p text:style-name="P3">Datasheet:</text:p>
      <text:p text:style-name="Standard">uC: <text:a xlink:type="simple" xlink:href="https://www.silabs.com/Support%20Documents/TechnicalDocs/EFM32WG980.pdf" text:style-name="Internet_20_link" text:visited-style-name="Visited_20_Internet_20_Link">https://www.silabs.com/Support%20Documents/TechnicalDocs/EFM32WG980.pdf</text:a></text:p>
      <text:p text:style-name="Standard"><text:span text:style-name="T1">devBoard: </text:span><text:a xlink:type="simple" xlink:href="http://www.silabs.com/products/mcu/lowpower/Pages/efm32wg-stk3800.aspx" text:style-name="Internet_20_link" text:visited-style-name="Visited_20_Internet_20_Link"><text:span text:style-name="T1">http://www.silabs.com/products/mcu/lowpower/Pages/efm32wg-stk3800.aspx</text:span></text:a></text:p>
      <text:p text:style-name="P8">Nice Pinout of the devboard : )</text:p>
      <text:p text:style-name="P5"><text:a xlink:type="simple" xlink:href="https://developer.mbed.org/platforms/EFM32-Wonder-Gecko/" text:style-name="Internet_20_link" text:visited-style-name="Visited_20_Internet_20_Link"><text:span text:style-name="T2">https://developer.mbed.org/platforms/EFM32-Wonder-Gecko/</text:span></text:a></text:p>
      <text:p text:style-name="P7">Pinout and package : <text:s/>Dtasheet - <text:s/>page: 58</text:p>
      <text:p text:style-name="P7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Device</text:p>
          </table:table-cell>
          <table:table-cell table:style-name="Table1.A1" office:value-type="string">
            <text:p text:style-name="P21">Device pins </text:p>
          </table:table-cell>
          <table:table-cell table:style-name="Table1.A1" office:value-type="string">
            <text:p text:style-name="P21">uC <text:span text:style-name="T12">Gecko </text:span>pins (PORT | PIN)</text:p>
          </table:table-cell>
          <table:table-cell table:style-name="Table1.A1" office:value-type="string">
            <text:p text:style-name="P22">uC TI pins (PORT | PIN)</text:p>
          </table:table-cell>
        </table:table-row>
        <table:table-row table:style-name="Table1.1">
          <table:table-cell table:style-name="Table1.A1" office:value-type="string">
            <text:p text:style-name="P10">LCD SPFD5408</text:p>
          </table:table-cell>
          <table:table-cell table:style-name="Table1.A1" office:value-type="string">
            <text:p text:style-name="P10">CS</text:p>
            <text:p text:style-name="P10">RS</text:p>
            <text:p text:style-name="P10">WR</text:p>
            <text:p text:style-name="P10">RD</text:p>
            <text:p text:style-name="P10">DATA LINES:</text:p>
            <text:p text:style-name="P10">D15</text:p>
            <text:p text:style-name="P10">D14</text:p>
            <text:p text:style-name="P10">D13</text:p>
            <text:p text:style-name="P10">D12</text:p>
            <text:p text:style-name="P10">D11</text:p>
            <text:p text:style-name="P10">D10</text:p>
            <text:p text:style-name="P10">D9</text:p>
            <text:p text:style-name="P10">D8</text:p>
            <text:p text:style-name="P10">D7</text:p>
            <text:p text:style-name="P10">D6</text:p>
            <text:p text:style-name="P10">D5</text:p>
            <text:p text:style-name="P10">D4</text:p>
            <text:p text:style-name="P10">D3</text:p>
            <text:p text:style-name="P10">D2</text:p>
            <text:p text:style-name="P10">D1</text:p>
            <text:p text:style-name="P10">D0</text:p>
            <text:p text:style-name="P10"/>
            <text:p text:style-name="P10"><text:soft-page-break/></text:p>
            <text:p text:style-name="P10">REST</text:p>
            <text:p text:style-name="P10">LED_A</text:p>
          </table:table-cell>
          <table:table-cell table:style-name="Table1.A1" office:value-type="string">
            <text:p text:style-name="P10">B9</text:p>
            <text:p text:style-name="P10">B10</text:p>
            <text:p text:style-name="P10">B11</text:p>
            <text:p text:style-name="P33">B12</text:p>
            <text:p text:style-name="P10"/>
            <text:p text:style-name="P10">D7</text:p>
            <text:p text:style-name="P10">D6</text:p>
            <text:p text:style-name="P10">D5</text:p>
            <text:p text:style-name="P10">D4</text:p>
            <text:p text:style-name="P10">D14</text:p>
            <text:p text:style-name="P10">D13</text:p>
            <text:p text:style-name="P10">D8</text:p>
            <text:p text:style-name="P9"><text:span text:style-name="T1">D</text:span><text:span text:style-name="T3">15</text:span></text:p>
            <text:p text:style-name="P10">C7</text:p>
            <text:p text:style-name="P10">C6</text:p>
            <text:p text:style-name="P13">A12</text:p>
            <text:p text:style-name="P13">A13</text:p>
            <text:p text:style-name="P14">PF8</text:p>
            <text:p text:style-name="P26"><text:span text:style-name="T9">PF9</text:span></text:p>
            <text:p text:style-name="P26">C1</text:p>
            <text:p text:style-name="P10">C0</text:p>
            <text:p text:style-name="P10"><text:soft-page-break/></text:p>
            <text:p text:style-name="P10"><text:s/></text:p>
            <text:p text:style-name="P10">3.3V</text:p>
            <text:p text:style-name="P10">3.3-&gt;BC547-&gt;&gt;</text:p>
            <text:p text:style-name="P10"/>
          </table:table-cell>
          <table:table-cell table:style-name="Table1.A1" office:value-type="string">
            <text:p text:style-name="P27">P<text:span text:style-name="T11">D</text:span>_<text:span text:style-name="T11">6</text:span></text:p>
            <text:p text:style-name="P27">PE_1</text:p>
            <text:p text:style-name="P27">PE_2</text:p>
            <text:p text:style-name="P27">PE_3</text:p>
            <text:p text:style-name="P10"/>
            <text:p text:style-name="P28">PC_7</text:p>
            <text:p text:style-name="P27">PC_6</text:p>
            <text:p text:style-name="P27">PC_5</text:p>
            <text:p text:style-name="P27">PC_4</text:p>
            <text:p text:style-name="P27">PD_3</text:p>
            <text:p text:style-name="P27">PD_2</text:p>
            <text:p text:style-name="P27">PD_1</text:p>
            <text:p text:style-name="P27">PD_0</text:p>
            <text:p text:style-name="P27">PB_7</text:p>
            <text:p text:style-name="P27">PB_6</text:p>
            <text:p text:style-name="P27">PB_5</text:p>
            <text:p text:style-name="P27">PB_4</text:p>
            <text:p text:style-name="P27">PB_3</text:p>
            <text:p text:style-name="P27">PB_2</text:p>
            <text:p text:style-name="P27">PB_1</text:p>
            <text:p text:style-name="P27">PB_0</text:p>
            <text:p text:style-name="P27"/>
            <text:p text:style-name="P27"><text:soft-page-break/></text:p>
            <text:p text:style-name="P29">PF_4</text:p>
          </table:table-cell>
        </table:table-row>
        <table:table-row table:style-name="Table1.3">
          <table:table-cell table:style-name="Table1.A1" office:value-type="string">
            <text:p text:style-name="P10">TOUCH CONTROLLER ADS7843</text:p>
            <text:p text:style-name="P19">USART<text:span text:style-name="T8">1</text:span> #1</text:p>
          </table:table-cell>
          <table:table-cell table:style-name="Table1.A1" office:value-type="string">
            <text:p text:style-name="P10">INT_IRQ </text:p>
            <text:p text:style-name="P10"><text:span text:style-name="T10">T_</text:span>CS</text:p>
            <text:p text:style-name="P10"><text:span text:style-name="T6">T_</text:span>CLK</text:p>
            <text:p text:style-name="P16">T_DO </text:p>
            <text:p text:style-name="P17">T_DIN </text:p>
            <text:p text:style-name="P20">Można mi dodac ten PIN_BUSY jeszcze (jakaś <text:s/>PIO)</text:p>
          </table:table-cell>
          <table:table-cell table:style-name="Table1.A1" office:value-type="string">
            <text:p text:style-name="P10">A14</text:p>
            <text:p text:style-name="P10">D3</text:p>
            <text:p text:style-name="P10">D2</text:p>
            <text:p text:style-name="P12">D1 <text:span text:style-name="T6">(</text:span>MISO<text:span text:style-name="T6">)</text:span></text:p>
            <text:p text:style-name="P11">D0 <text:span text:style-name="T7">(</text:span>MOSI<text:span text:style-name="T7">)</text:span></text:p>
            <text:p text:style-name="P11"/>
            <text:p text:style-name="P10"/>
          </table:table-cell>
          <table:table-cell table:style-name="Table1.A1" office:value-type="string">
            <text:p text:style-name="P24">PE_0</text:p>
            <text:p text:style-name="P24">PA_3</text:p>
            <text:p text:style-name="P24">PA_2</text:p>
            <text:p text:style-name="P24">PA_4</text:p>
            <text:p text:style-name="P24">PA_5</text:p>
            <text:p text:style-name="P30">#SSI0</text:p>
          </table:table-cell>
        </table:table-row>
        <table:table-row table:style-name="Table1.1">
          <table:table-cell table:style-name="Table1.A1" office:value-type="string">
            <text:p text:style-name="P10">ESP8266</text:p>
            <text:p text:style-name="P9"><text:span text:style-name="T4">UART</text:span><text:span text:style-name="T5">1</text:span><text:span text:style-name="T4"> </text:span><text:span text:style-name="T5">L</text:span><text:span text:style-name="T4">ocation #</text:span><text:span text:style-name="T5">3</text:span></text:p>
          </table:table-cell>
          <table:table-cell table:style-name="Table1.A1" office:value-type="string">
            <text:p text:style-name="P18">TX</text:p>
            <text:p text:style-name="P18">RX</text:p>
          </table:table-cell>
          <table:table-cell table:style-name="Table1.A1" office:value-type="string">
            <text:p text:style-name="P15">E3</text:p>
            <text:p text:style-name="P15">E2</text:p>
            <text:p text:style-name="P10"/>
          </table:table-cell>
          <table:table-cell table:style-name="Table1.A1" office:value-type="string">
            <text:p text:style-name="P24">PE_4 (RX)</text:p>
            <text:p text:style-name="P24">PE_5 (TX)</text:p>
            <text:p text:style-name="P30">#UART5</text:p>
          </table:table-cell>
        </table:table-row>
        <table:table-row table:style-name="Table1.1">
          <table:table-cell table:style-name="Table1.A1" office:value-type="string">
            <text:p text:style-name="P10">USB micro</text:p>
          </table:table-cell>
          <table:table-cell table:style-name="Table1.A1" office:value-type="string">
            <text:p text:style-name="P9">To już tam do podrycia tak jak na gecko boardzi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2">Already on the board</text:p>
          </table:table-cell>
        </table:table-row>
        <table:table-row table:style-name="Table1.1">
          <table:table-cell table:style-name="Table1.A1" office:value-type="string">
            <text:p text:style-name="P9">I2C</text:p>
          </table:table-cell>
          <table:table-cell table:style-name="Table1.A1" office:value-type="string">
            <text:p text:style-name="P9">To z datasheeta już kto tam projektuj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2">PA_6 (SCL)</text:p>
            <text:p text:style-name="P32">PA_7 (SDA)</text:p>
            <text:p text:style-name="P31">#I2C1</text:p>
          </table:table-cell>
        </table:table-row>
        <table:table-row table:style-name="Table1.1">
          <table:table-cell table:style-name="Table1.A1" office:value-type="string">
            <text:p text:style-name="P9">SD Card</text:p>
          </table:table-cell>
          <table:table-cell table:style-name="Table1.A1" office:value-type="string">
            <text:p text:style-name="P9">To tez już hardware designer niech dobierze. Komunikacja SPI czyli dobrać kolejny US_x #x z datasheeta, Który wam lepiej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2">NOT NEEDED ?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36</meta:editing-cycles>
    <meta:creation-date>2014-03-27T22:10:00</meta:creation-date>
    <dc:date>2016-10-23T23:02:56.467000000</dc:date>
    <meta:editing-duration>P1DT17H11M46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122" meta:word-count="210" meta:character-count="1168" meta:non-whitespace-character-count="10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